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b6fe" officeooo:paragraph-rsid="0011b6fe" style:font-weight-asian="bold" style:font-weight-complex="bold"/>
    </style:style>
    <style:style style:name="P2" style:family="paragraph" style:parent-style-name="Standard">
      <style:text-properties fo:font-weight="normal" officeooo:rsid="0011b6fe" officeooo:paragraph-rsid="0011b6fe" style:font-weight-asian="normal" style:font-weight-complex="normal"/>
    </style:style>
    <style:style style:name="P3" style:family="paragraph" style:parent-style-name="Standard">
      <style:text-properties fo:font-style="italic" fo:font-weight="normal" officeooo:rsid="0011b6fe" officeooo:paragraph-rsid="0011b6fe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132f2e" officeooo:paragraph-rsid="00132f2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11b6fe" officeooo:paragraph-rsid="0011b6f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32f2e" officeooo:paragraph-rsid="00132f2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132f2e" officeooo:paragraph-rsid="00132f2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14aa30" officeooo:paragraph-rsid="0014aa3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11b6fe" officeooo:paragraph-rsid="0011b6fe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32f2e" officeooo:paragraph-rsid="00132f2e" style:font-style-asian="normal" style:font-weight-asian="bold" style:font-style-complex="normal" style:font-weight-complex="bold"/>
    </style:style>
    <style:style style:name="T1" style:family="text">
      <style:text-properties officeooo:rsid="00132f2e"/>
    </style:style>
    <style:style style:name="T2" style:family="text">
      <style:text-properties officeooo:rsid="0014aa30"/>
    </style:style>
    <style:style style:name="T3" style:family="text">
      <style:text-properties officeooo:rsid="0015a3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– MÁQUINAS DE ESTADO</text:p>
      <text:p text:style-name="P2"/>
      <text:p text:style-name="P1">Exercício 1</text:p>
      <text:p text:style-name="P3">Objetivo: projetar uma máquinas de estado capazes de reconhecer sequências específicas de caracteres</text:p>
      <text:p text:style-name="P5"/>
      <text:p text:style-name="P5">a) Desenhe uma máquina de estados capaz de reconhecer a cadeia de caraceres “FEEC”. Marque o estado inicial e os estados que significam “aceitar cadeia”.</text:p>
      <text:p text:style-name="P5">b) Desenhe uma máquina de estados capaz de reconhecer a cadeia de caraceres “feec”</text:p>
      <text:p text:style-name="P5">c) Desenhe uma máquina de estados capaz de reconhecer as cadeias “FEEC” e “feec”</text:p>
      <text:p text:style-name="P5">d) Desenhe uma máquina de estados capaz de reconhecer as cadeia “FEEC” sem sensibilidade a maiúsculas e minúsculas, ou seja, “FeEc” também é uma cadeia válida.</text:p>
      <text:p text:style-name="P5"/>
      <text:p text:style-name="P9">Exercício 2</text:p>
      <text:p text:style-name="P3">Objetivo: incorporar caracteres opcionais na máquina de estados</text:p>
      <text:p text:style-name="P5"/>
      <text:p text:style-name="P5">a) Projete uma máquina de estados capaz de reconhecer a cadeia “FEEC”, mas de tal forma que o “C” seja opcional, ou seja, “FEE” também é uma cadeia válida.</text:p>
      <text:p text:style-name="P5">b) Projete uma máquina de estados capaz de reconhecer todas as variações de “FEEC” com qualquer número de espaços entre as letras (ou seja: “F e <text:s text:c="5"/>E C” é uma cadeia válida)</text:p>
      <text:p text:style-name="P5"/>
      <text:p text:style-name="P9">Exercício 3</text:p>
      <text:p text:style-name="P3">Objetivo: <text:span text:style-name="T1">definir máquinas de estado usando categorias de caracteres</text:span></text:p>
      <text:p text:style-name="P5"/>
      <text:p text:style-name="P6">a) Projete uma máquina de estados capaz de reconhecer qualquer sequência de caracteres que represente um número inteiro.</text:p>
      <text:p text:style-name="P6">b) Projete uma máquina de estados capaz de reconhecer qualquer sequência de caraceres que represente um número escrito como ponto flutuante.</text:p>
      <text:p text:style-name="P6">c) Projete uma máquina de estados capaz de reconhecer qualquer sigla válida (não necessariamente existente) de disciplinas da Unicamp.</text:p>
      <text:p text:style-name="P6"/>
      <text:p text:style-name="P10">Exercício 4</text:p>
      <text:p text:style-name="P4">Objetivo: aplicar máquinas de estado para reconhecimento em processos reais</text:p>
      <text:p text:style-name="P6"/>
      <text:p text:style-name="P7"><text:span text:style-name="T2">a) </text:span>Projete uma máquina de estados que deve identificar se uma sequência de caracteres corresponde a um e-mail da DAC de um aluno da Unicamp (verifique se o formato da sequência de caracteres é válido, não se o e-mail é existente).</text:p>
      <text:p text:style-name="P7"/>
      <text:p text:style-name="P8">b) Projete uma máquina de estados que identifica se uma sequência de caracteres corresponde a um <text:span text:style-name="T3">verbo</text:span> escrit<text:span text:style-name="T3">o</text:span> no <text:span text:style-name="T3">infinitivo</text:span> (por simplicidade, assuma todas as letras minúsculas e sem acentos nem caracteres especiais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00:45.189144913</meta:creation-date>
    <dc:date>2018-02-21T11:40:16.508322733</dc:date>
    <meta:editing-duration>PT27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324" meta:character-count="2027" meta:non-whitespace-character-count="1717"/>
  </office:meta>
</office:document-meta>
</file>